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ythonLanguage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ythonLanguage.preload( String filename , File baseDirectory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ythonLanguage.getMeta( String line , String me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ythonLanguage.doUnload( Object program , String filename ,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ythonLanguage.load( String filename , File baseDirectory , String encodin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ythonLanguage.quoteString( String co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